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8" style:family="table">
      <style:table-properties style:width="17.6cm" table:align="margins"/>
    </style:style>
    <style:style style:name="Tableau8.A" style:family="table-column">
      <style:table-column-properties style:column-width="8.999cm" style:rel-column-width="33509*"/>
    </style:style>
    <style:style style:name="Tableau8.B" style:family="table-column">
      <style:table-column-properties style:column-width="8.601cm" style:rel-column-width="32026*"/>
    </style:style>
    <style:style style:name="Tableau8.A1" style:family="table-cell">
      <style:table-cell-properties fo:padding="0cm" fo:border="none"/>
    </style:style>
    <style:style style:name="P1" style:family="paragraph" style:parent-style-name="Header">
      <style:text-properties fo:font-size="7pt" style:font-size-asian="7pt" style:font-size-complex="7pt"/>
    </style:style>
    <style:style style:name="P2" style:family="paragraph" style:parent-style-name="Header">
      <style:text-properties style:font-name="Arial" fo:font-size="6pt" style:font-size-asian="5.25pt" style:font-size-complex="6pt"/>
    </style:style>
    <style:style style:name="P3" style:family="paragraph" style:parent-style-name="Header">
      <style:text-properties style:font-name="Arial" fo:font-size="6pt" style:font-size-asian="6pt" style:font-size-complex="6pt"/>
    </style:style>
    <style:style style:name="P4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keep-together="always"/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keep-together="always"/>
      <style:text-properties style:font-name="Arial" fo:font-size="10pt" style:font-size-asian="10pt" style:font-size-complex="10pt"/>
    </style:style>
    <style:style style:name="P9" style:family="paragraph" style:parent-style-name="Standard">
      <style:text-properties style:font-name="Arial" fo:font-size="10pt" style:font-size-asian="8.75pt" style:font-size-complex="10pt"/>
    </style:style>
    <style:style style:name="P10" style:family="paragraph" style:parent-style-name="Standard">
      <style:paragraph-properties fo:line-height="100%"/>
      <style:text-properties style:font-name="Arial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6pt" style:font-size-asian="5.25pt" style:font-size-complex="6pt"/>
    </style:style>
    <style:style style:name="P14" style:family="paragraph" style:parent-style-name="Standard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3pt" style:font-size-asian="11.3500003814697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Arial" fo:font-size="5pt" style:font-size-asian="4.34999990463257pt" style:font-size-complex="5pt"/>
    </style:style>
    <style:style style:name="P21" style:family="paragraph" style:parent-style-name="Standard">
      <style:paragraph-properties fo:line-height="150%"/>
      <style:text-properties style:font-name="Arial" fo:font-size="2pt" style:font-size-asian="1.75pt" style:font-size-complex="2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Arial" fo:font-size="2pt" style:font-size-asian="1.75pt" style:font-size-complex="2pt"/>
    </style:style>
    <style:style style:name="P23" style:family="paragraph" style:parent-style-name="Table_20_Contents">
      <style:text-properties style:font-name="Arial" fo:font-size="6pt" fo:font-style="normal" style:font-size-asian="6pt" style:font-style-asian="normal" style:font-size-complex="6pt" style:font-style-complex="normal"/>
    </style:style>
    <style:style style:name="P24" style:family="paragraph" style:parent-style-name="Table_20_Contents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25" style:family="paragraph" style:parent-style-name="Table_20_Contents"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2" style:family="paragraph" style:parent-style-name="Table_20_Contents">
      <style:text-properties style:font-name="Arial" fo:font-size="9pt" style:font-size-asian="7.84999990463257pt" style:font-size-complex="9pt"/>
    </style:style>
    <style:style style:name="P33" style:family="paragraph" style:parent-style-name="Table_20_Contents"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text-properties style:font-name="Arial" fo:font-size="7pt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3" style:family="paragraph" style:parent-style-name="Table_20_Contents">
      <style:text-properties style:font-name="Arial" fo:font-size="7pt" fo:font-style="normal" style:font-size-asian="7pt" style:font-style-asian="normal" style:font-size-complex="7pt" style:font-style-complex="normal"/>
    </style:style>
    <style:style style:name="P44" style:family="paragraph" style:parent-style-name="Table_20_Contents">
      <style:text-properties style:font-name="Arial" fo:font-size="2pt" style:font-size-asian="1.75pt" style:font-size-complex="2pt"/>
    </style:style>
    <style:style style:name="P45" style:family="paragraph" style:parent-style-name="Table_20_Contents">
      <style:text-properties style:font-name="Arial" fo:font-size="9.5pt" fo:font-weight="bold" style:font-size-asian="9.5pt" style:font-weight-asian="bold" style:font-size-complex="9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.5pt" fo:font-weight="bold" style:font-size-asian="9.5pt" style:font-weight-asian="bold" style:font-size-complex="9.5pt" style:font-weight-complex="bold"/>
    </style:style>
    <style:style style:name="P47" style:family="paragraph" style:parent-style-name="Table_20_Contents">
      <style:text-properties style:font-name="Arial" fo:font-size="8.5pt" style:font-size-asian="8.5pt" style:font-size-complex="8.5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8.5pt" style:font-size-asian="8.5pt" style:font-size-complex="8.5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.5pt" fo:font-weight="bold" style:font-size-asian="8.5pt" style:font-weight-asian="bold" style:font-size-complex="8.5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text-properties style:font-name="Arial" fo:font-size="10pt" style:font-size-asian="8.75pt" style:font-size-complex="10pt"/>
    </style:style>
    <style:style style:name="P53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5" style:family="paragraph" style:parent-style-name="Standard">
      <style:paragraph-properties fo:line-height="100%" style:shadow="none"/>
      <style:text-properties style:font-name="Arial" fo:font-size="2pt" style:font-size-asian="1.75pt" style:font-size-complex="2pt"/>
    </style:style>
    <style:style style:name="P56" style:family="paragraph" style:parent-style-name="Standard">
      <style:paragraph-properties fo:line-height="100%" style:shadow="none"/>
      <style:text-properties style:font-name="Arial" fo:font-size="10pt" style:font-size-asian="10pt" style:font-size-complex="10pt"/>
    </style:style>
    <style:style style:name="P57" style:family="paragraph" style:parent-style-name="Standard">
      <style:paragraph-properties fo:line-height="100%" fo:text-align="justify" style:justify-single-word="false" style:shadow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line-height="100%" fo:text-align="justify" style:justify-single-word="false" style:shadow="none"/>
      <style:text-properties style:font-name="Arial" fo:font-size="6pt" fo:font-style="italic" style:font-size-asian="6pt" style:font-style-asian="italic" style:font-size-complex="6pt" style:font-style-complex="italic"/>
    </style:style>
    <style:style style:name="P59" style:family="paragraph" style:parent-style-name="Standard" style:master-page-name="">
      <style:paragraph-properties fo:line-height="150%" style:page-number="auto" style:shadow="none"/>
      <style:text-properties style:font-name="Arial" fo:font-size="10pt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61" style:family="paragraph" style:parent-style-name="Header">
      <style:paragraph-properties fo:text-align="start" style:justify-single-word="fals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1.499cm" svg:y="5.001cm" svg:width="17.6cm" draw:z-index="0">
        <draw:text-box fo:min-height="3cm">
          <table:table table:name="Tableau8" table:style-name="Tableau8">
            <table:table-column table:style-name="Tableau8.A"/>
            <table:table-column table:style-name="Tableau8.B"/>
            <table:table-row>
              <table:table-cell table:style-name="Tableau8.A1" office:value-type="string">
                <text:p text:style-name="P16"/>
              </table:table-cell>
              <table:table-cell table:style-name="Tableau8.A1" office:value-type="string">
                <text:p text:style-name="P30"/>
                <text:p text:style-name="P30"><text:placeholder text:placeholder-type="text">&lt;if test="o.partner_id.parent_id"&gt;</text:placeholder></text:p>
                <text:p text:style-name="P30"><text:placeholder text:placeholder-type="text">&lt;o.partner_id.parent_id.name or ''&gt;</text:placeholder></text:p>
                <text:p text:style-name="P30"><text:placeholder text:placeholder-type="text">&lt;/if&gt;</text:placeholder></text:p>
                <text:p text:style-name="P27"><text:span text:style-name="T3"><text:placeholder text:placeholder-type="text">&lt;o.partner_id.title and o.partner_id.title.shortcut + ' ' or ''&gt;</text:placeholder></text:span><text:span text:style-name="T3"><text:placeholder text:placeholder-type="text">&lt;o.partner_id.name or ''&gt;</text:placeholder></text:span></text:p>
                <text:p text:style-name="P25"><text:placeholder text:placeholder-type="text">&lt;display_address(o.partner_id, without_company=True) or ''&gt;</text:placeholder></text:p>
              </table:table-cell>
            </table:table-row>
          </table:table>
          <text:p text:style-name="P44"/>
        </draw:text-box>
      </draw:frame>
      <text:p text:style-name="P14"><text:placeholder text:placeholder-type="text">&lt;setLang(o.partner_id.lang or 'en_US')&gt;</text:placeholder></text:p>
      <text:p text:style-name="P28"/>
      <text:p text:style-name="P28"/>
      <text:p text:style-name="P61"><text:placeholder text:placeholder-type="text">&lt;company.city or ''&gt;</text:placeholder>, <text:span text:style-name="T5"><text:date style:data-style-name="N36" text:date-value="2014-04-02T12:15:05.99">02/04/2014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margin-top="0cm" fo:margin-bottom="0cm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CS-title1" style:family="paragraph" style:parent-style-name="Table_20_Contents">
      <style:text-properties style:font-name="Arial1" fo:font-size="10pt" fo:font-weight="bold" style:font-size-asian="10.5pt"/>
    </style:style>
    <style:style style:name="TCS-text" style:family="paragraph" style:master-page-name="">
      <style:paragraph-properties fo:text-align="justify" style:justify-single-word="false" style:page-number="auto"/>
      <style:text-properties style:font-name="Arial2" fo:font-size="7pt" fo:language="en" fo:country="US" style:font-size-asian="10.5pt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  <style:text-properties fo:font-size="7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style:font-name="Arial" fo:font-size="10pt" style:font-size-asian="8.75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" style:family="text">
      <style:text-properties fo:font-style="italic" style:font-style-asian="italic" style:font-style-complex="italic"/>
    </style:style>
    <style:style style:name="Puce2" style:family="text" style:parent-style-name="Numbering_20_Symbols">
      <style:text-properties fo:font-size="8pt" fo:font-weight="bold" style:font-size-asian="8.69999980926514pt"/>
    </style:style>
    <style:style style:name="Puce3" style:family="text" style:parent-style-name="Puce2">
      <style:text-properties fo:font-size="7pt" fo:background-color="transparent" style:font-size-asian="8.69999980926514pt"/>
    </style:style>
    <style:style style:name="Puce1" style:family="text">
      <style:text-properties style:font-name="Arial2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397cm" fo:margin-left="0cm" fo:margin-right="0.004cm" table:align="margins"/>
    </style:style>
    <style:style style:name="Tableau3.A" style:family="table-column">
      <style:table-column-properties style:column-width="5.733cm" style:rel-column-width="20420*"/>
    </style:style>
    <style:style style:name="Tableau3.B" style:family="table-column">
      <style:table-column-properties style:column-width="12.665cm" style:rel-column-width="45115*"/>
    </style:style>
    <style:style style:name="Tableau3.1" style:family="table-row">
      <style:table-row-properties style:min-row-height="1.21cm"/>
    </style:style>
    <style:style style:name="Tableau3.A1" style:family="table-cell">
      <style:table-cell-properties fo:padding="0cm" fo:border-left="none" fo:border-right="none" fo:border-top="none" fo:border-bottom="1pt solid #000000"/>
    </style:style>
    <style:style style:name="MP1" style:family="paragraph" style:parent-style-name="Header">
      <style:text-properties fo:font-size="7pt" style:font-size-asian="7pt" style:font-size-complex="7pt"/>
    </style:style>
    <style:style style:name="MP2" style:family="paragraph" style:parent-style-name="Header">
      <style:text-properties style:font-name="Arial" fo:font-size="6pt" style:font-size-asian="5.25pt" style:font-size-complex="6pt"/>
    </style:style>
    <style:style style:name="MP3" style:family="paragraph" style:parent-style-name="Header">
      <style:text-properties style:font-name="Arial" fo:font-size="6pt" style:font-size-asian="6pt" style:font-size-complex="6pt"/>
    </style:style>
    <style:style style:name="MP4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1.101cm" fo:margin-bottom="0.9cm" fo:margin-left="1.3cm" fo:margin-right="1.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Table_20_Contents"/>
            </table:table-cell>
            <table:table-cell table:style-name="Tableau3.A1" office:value-type="string">
              <text:p text:style-name="MP1"><text:span text:style-name="MT1"><text:placeholder text:placeholder-type="text">&lt;company.name or ''&gt;</text:placeholder></text:span><text:span text:style-name="MT1"> - </text:span><text:span text:style-name="MT1"><text:placeholder text:placeholder-type="text">&lt;company.street or ''&gt;</text:placeholder></text:span><text:span text:style-name="MT1"> - </text:span><text:span text:style-name="MT1"><text:placeholder text:placeholder-type="text">&lt;company.zip or ''&gt;</text:placeholder></text:span><text:span text:style-name="MT1"> </text:span><text:span text:style-name="MT1"><text:placeholder text:placeholder-type="text">&lt;company.city or ''&gt;</text:placeholder></text:span><text:span text:style-name="MT1"> - </text:span><text:span text:style-name="MT1"><text:placeholder text:placeholder-type="text">&lt;company.country_id.name or ''&gt;</text:placeholder></text:span></text:p>
              <text:p text:style-name="MP1"><text:span text:style-name="MT1">Tel : </text:span><text:span text:style-name="MT1"><text:placeholder text:placeholder-type="text">&lt;company.phone or ''&gt;</text:placeholder></text:span><text:span text:style-name="MT1"> - Fax : </text:span><text:span text:style-name="MT1"><text:placeholder text:placeholder-type="text">&lt;company.fax or ''&gt;</text:placeholder></text:span></text:p>
              <text:p text:style-name="MP2"/>
            </table:table-cell>
          </table:table-row>
        </table:table>
        <text:p text:style-name="MP3"/>
      </style:header>
      <style:footer>
        <text:p text:style-name="MP4">Page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eaulte </meta:initial-creator>
    <meta:creation-date>2010-04-13T10:53:51</meta:creation-date>
    <dc:date>2014-04-02T12:15:05</dc:date>
    <dc:creator>Alexis Lattre</dc:creator>
    <meta:editing-duration>P2DT4M9S</meta:editing-duration>
    <meta:editing-cycles>566</meta:editing-cycles>
    <meta:generator>LibreOffice/3.5$Linux_X86_64 LibreOffice_project/350m1$Build-2</meta:generator>
    <meta:document-statistic meta:table-count="2" meta:image-count="0" meta:object-count="0" meta:page-count="1" meta:paragraph-count="10" meta:word-count="60" meta:character-count="480" meta:non-whitespace-character-count="430"/>
    <meta:user-defined meta:name="Info 1"/>
    <meta:user-defined meta:name="Info 2"/>
    <meta:user-defined meta:name="Info 3"/>
    <meta:user-defined meta:name="Info 4"/>
  </office:meta>
</office:document-meta>
</file>